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dddddd" draw:textarea-horizontal-align="justify" draw:textarea-vertical-align="top" draw:auto-grow-height="false" fo:min-height="4.75cm" fo:min-width="10.7cm" draw:shadow="hidden"/>
    </style:style>
    <style:style style:name="gr2" style:family="graphic" style:parent-style-name="standard">
      <style:graphic-properties svg:stroke-color="#21409a" draw:fill-color="#f58220" draw:textarea-horizontal-align="justify" draw:textarea-vertical-align="middle" draw:auto-grow-height="false" fo:min-height="1.35cm" fo:min-width="3.4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cm" draw:shadow="hidden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1.35cm" fo:min-width="3.4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cm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fo:min-height="0.85cm" draw:shadow="hidden"/>
    </style:style>
    <style:style style:name="gr8" style:family="graphic" style:parent-style-name="standard">
      <style:graphic-properties draw:stroke="none" svg:stroke-color="#000000" draw:fill="none" draw:fill-color="#ffffff" fo:min-height="0.712cm" draw:shadow="hidden"/>
    </style:style>
    <style:style style:name="P1" style:family="paragraph">
      <style:paragraph-properties fo:text-align="end"/>
    </style:style>
    <style:style style:name="P2" style:family="paragraph">
      <loext:graphic-properties draw:fill-color="#dddddd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58220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58220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2cm" svg:height="5cm" svg:x="7.2cm" svg:y="15.9cm">
          <text:p text:style-name="P1">While infos</text:p>
          <text:p text:style-name="P1">incomplete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9cm" svg:height="1.6cm" svg:x="8cm" svg:y="1.7cm">
          <text:p text:style-name="P3">Hi !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9cm" svg:height="1.6cm" svg:x="8cm" svg:y="3.9cm">
          <text:p text:style-name="P3"><text:span text:style-name="T1">Hi ! Explanation </text:span><text:span text:style-name="T1"><text:line-break/></text:span><text:span text:style-name="T1">bot goals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3.9cm" svg:height="1.6cm" svg:x="8cm" svg:y="5.5cm">
          <text:p text:style-name="P3"><text:span text:style-name="T2">How can I help </text:span><text:span text:style-name="T2">you ?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3.9cm" svg:height="1.6cm" svg:x="2.718cm" svg:y="8.182cm">
          <text:p text:style-name="P3"><text:span text:style-name="T3">Search All asset of a 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9cm" svg:height="1.6cm" svg:x="8cm" svg:y="8.1cm">
          <text:p text:style-name="P3"><text:span text:style-name="T3">Search specific ass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3.9cm" svg:height="1.6cm" svg:x="13.6cm" svg:y="8.1cm">
          <text:p text:style-name="P3"><text:span text:style-name="T3">How many assets ?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9cm" svg:height="1.6cm" svg:x="8cm" svg:y="11cm">
          <text:p text:style-name="P3"><text:span text:style-name="T4">Type ? Where ?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" draw:id="id9" draw:layer="layout" svg:width="3.9cm" svg:height="1.6cm" svg:x="8cm" svg:y="13.6cm">
          <text:p text:style-name="P3"><text:span text:style-name="T2">Type ; building,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3.9cm" svg:height="1.6cm" svg:x="8cm" svg:y="18.6cm">
          <text:p text:style-name="P3"><text:span text:style-name="T3">Completed Answ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3.9cm" svg:height="1.6cm" svg:x="8cm" svg:y="16.4cm">
          <text:p text:style-name="P3"><text:span text:style-name="T4">Explicit deman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4.5cm" svg:height="1.6cm" svg:x="7.7cm" svg:y="23.1cm">
          <text:p text:style-name="P3"><text:span text:style-name="T4">Asset tracking query</text:span></text:p>
          <text:p text:style-name="P3"><text:span text:style-name="T4"><text:s/></text:span><text:span text:style-name="T4">translated into NL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9.95cm" svg:y1="3.3cm" svg:x2="9.95cm" svg:y2="3.9cm" draw:start-shape="id1" draw:start-glue-point="2" draw:end-shape="id2" draw:end-glue-point="0" svg:d="M9950 3300v600" svg:viewBox="0 0 1 601">
          <text:p/>
        </draw:connector>
        <draw:connector draw:style-name="gr6" draw:text-style-name="P10" draw:layer="layout" svg:x1="9.95cm" svg:y1="7.1cm" svg:x2="9.95cm" svg:y2="8.1cm" draw:start-shape="id3" draw:start-glue-point="2" draw:end-shape="id4" draw:end-glue-point="0" svg:d="M9950 7100v1000" svg:viewBox="0 0 1 1001">
          <text:p/>
        </draw:connector>
        <draw:connector draw:style-name="gr6" draw:text-style-name="P10" draw:layer="layout" svg:x1="8cm" svg:y1="6.3cm" svg:x2="4.668cm" svg:y2="8.182cm" draw:start-shape="id3" draw:start-glue-point="3" draw:end-shape="id5" draw:end-glue-point="0" svg:d="M8000 6300h-3332v1882" svg:viewBox="0 0 3333 1883">
          <text:p/>
        </draw:connector>
        <draw:connector draw:style-name="gr6" draw:text-style-name="P10" draw:layer="layout" svg:x1="11.9cm" svg:y1="6.3cm" svg:x2="15.55cm" svg:y2="8.1cm" draw:start-shape="id3" draw:start-glue-point="1" draw:end-shape="id6" draw:end-glue-point="0" svg:d="M11900 6300h3650v1800" svg:viewBox="0 0 3651 1801">
          <text:p/>
        </draw:connector>
        <draw:connector draw:style-name="gr6" draw:text-style-name="P10" draw:layer="layout" draw:type="lines" draw:line-skew="-6.298cm -5.982cm" svg:x1="8cm" svg:y1="6.3cm" svg:x2="7.7cm" svg:y2="23.9cm" draw:start-shape="id3" draw:start-glue-point="3" draw:end-shape="id7" draw:end-glue-point="3" svg:d="M8000 6300h-6800v17600h6500" svg:viewBox="0 0 6801 17601">
          <text:p/>
        </draw:connector>
        <draw:connector draw:style-name="gr6" draw:text-style-name="P10" draw:layer="layout" svg:x1="9.95cm" svg:y1="9.7cm" svg:x2="9.95cm" svg:y2="11cm" draw:start-shape="id4" draw:start-glue-point="2" draw:end-shape="id8" draw:end-glue-point="0" svg:d="M9950 9700v1300" svg:viewBox="0 0 1 1301">
          <text:p/>
        </draw:connector>
        <draw:connector draw:style-name="gr6" draw:text-style-name="P10" draw:layer="layout" svg:x1="9.95cm" svg:y1="12.6cm" svg:x2="9.95cm" svg:y2="13.6cm" draw:start-shape="id8" draw:start-glue-point="2" draw:end-shape="id9" draw:end-glue-point="0" svg:d="M9950 12600v1000" svg:viewBox="0 0 1 1001">
          <text:p/>
        </draw:connector>
        <draw:connector draw:style-name="gr6" draw:text-style-name="P10" draw:layer="layout" svg:x1="9.95cm" svg:y1="15.2cm" svg:x2="9.95cm" svg:y2="16.4cm" draw:start-shape="id9" draw:start-glue-point="2" draw:end-shape="id10" draw:end-glue-point="0" svg:d="M9950 15200v1200" svg:viewBox="0 0 1 1201">
          <text:p/>
        </draw:connector>
        <draw:connector draw:style-name="gr6" draw:text-style-name="P10" draw:layer="layout" svg:x1="9.95cm" svg:y1="18cm" svg:x2="9.95cm" svg:y2="18.6cm" draw:start-shape="id10" draw:start-glue-point="2" draw:end-shape="id11" draw:end-glue-point="0" svg:d="M9950 18000v600" svg:viewBox="0 0 1 601">
          <text:p/>
        </draw:connector>
        <draw:connector draw:style-name="gr6" draw:text-style-name="P10" draw:layer="layout" svg:x1="9.95cm" svg:y1="20.2cm" svg:x2="9.95cm" svg:y2="23.1cm" draw:start-shape="id11" draw:start-glue-point="2" draw:end-shape="id7" draw:end-glue-point="0" svg:d="M9950 20200v2900" svg:viewBox="0 0 1 2901">
          <text:p/>
        </draw:connector>
        <draw:connector draw:style-name="gr6" draw:text-style-name="P10" draw:layer="layout" svg:x1="11.9cm" svg:y1="19.4cm" svg:x2="11.9cm" svg:y2="17.2cm" draw:start-shape="id11" draw:start-glue-point="1" draw:end-shape="id10" draw:end-glue-point="1" svg:d="M11900 19400h501v-2200h-501" svg:viewBox="0 0 502 2201">
          <text:p/>
        </draw:connector>
        <draw:frame draw:style-name="gr7" draw:text-style-name="P11" draw:layer="layout" svg:width="6.7cm" svg:height="1.1cm" svg:x="10.7cm" svg:y="21.5cm">
          <draw:text-box>
            <text:p>Complete answer</text:p>
          </draw:text-box>
        </draw:frame>
        <draw:frame draw:style-name="gr8" draw:text-style-name="P11" draw:layer="layout" svg:width="7.6cm" svg:height="0.962cm" svg:x="10.5cm" svg:y="10cm">
          <draw:text-box>
            <text:p>Specific query typ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 C</meta:initial-creator>
    <meta:creation-date>2019-11-11T14:56:54.193445909</meta:creation-date>
    <dc:date>2019-11-11T15:09:02.962232572</dc:date>
    <dc:creator>L C</dc:creator>
    <meta:editing-duration>PT1M57S</meta:editing-duration>
    <meta:editing-cycles>2</meta:editing-cycles>
    <meta:generator>LibreOffice/6.0.4.2$MacOSX_X86_64 LibreOffice_project/9b0d9b32d5dcda91d2f1a96dc04c645c450872bf</meta:generator>
    <meta:document-statistic meta:object-count="25"/>
  </office:meta>
</office:document-meta>
</file>